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-color="#ffffff" draw:textarea-horizontal-align="center" draw:textarea-vertical-align="top" draw:auto-grow-height="false"/>
    </style:style>
    <style:style style:name="gr3" style:family="graphic" style:parent-style-name="standard">
      <style:graphic-properties svg:stroke-width="0.025cm" draw:marker-start-width="0.238cm" draw:marker-end-width="0.238cm" draw:textarea-horizontal-align="center" draw:textarea-vertical-align="middle" fo:padding-top="0.138cm" fo:padding-bottom="0.138cm" fo:padding-left="0.263cm" fo:padding-right="0.263cm"/>
    </style:style>
    <style:style style:name="gr4" style:family="graphic" style:parent-style-name="standard" style:list-style-name="L1">
      <style:graphic-properties draw:stroke="solid" draw:stroke-dash="Dash_20_2" svg:stroke-width="0.025cm" svg:stroke-color="#000000" draw:marker-start="" draw:marker-start-width="0.238cm" draw:marker-start-center="false" draw:marker-end="" draw:marker-end-width="0.238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auto-grow-width="false" draw:fit-to-size="false" draw:fit-to-contour="false" fo:max-height="0cm" fo:max-width="0cm" fo:min-height="0.749cm" fo:min-width="0.499cm" fo:padding-top="0.138cm" fo:padding-bottom="0.138cm" fo:padding-left="0.263cm" fo:padding-right="0.26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standard" style:list-style-name="L1">
      <style:graphic-properties draw:stroke="solid" draw:stroke-dash="Dash_20_2" svg:stroke-width="0.025cm" svg:stroke-color="#000000" draw:marker-start="" draw:marker-start-width="0.238cm" draw:marker-start-center="false" draw:marker-end="" draw:marker-end-width="0.238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38cm" fo:padding-bottom="0.138cm" fo:padding-left="0.263cm" fo:padding-right="0.26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 style:list-style-name="L1">
      <style:graphic-properties draw:stroke="solid" draw:stroke-dash="Dash_20_2" svg:stroke-width="0.025cm" svg:stroke-color="#000000" draw:marker-start="" draw:marker-start-width="0.238cm" draw:marker-start-center="false" draw:marker-end="" draw:marker-end-width="0.238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38cm" fo:padding-bottom="0.138cm" fo:padding-left="0.263cm" fo:padding-right="0.26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 style:list-style-name="L1">
      <style:graphic-properties draw:stroke="solid" draw:stroke-dash="Dash_20_2" svg:stroke-width="0.025cm" svg:stroke-color="#000000" draw:marker-start="" draw:marker-start-width="0.238cm" draw:marker-start-center="false" draw:marker-end="" draw:marker-end-width="0.238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38cm" fo:padding-bottom="0.138cm" fo:padding-left="0.263cm" fo:padding-right="0.26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standard" style:list-style-name="L1">
      <style:graphic-properties draw:stroke="solid" svg:stroke-width="0.025cm" svg:stroke-color="#000000" draw:marker-start="" draw:marker-start-width="0.238cm" draw:marker-start-center="false" draw:marker-end="" draw:marker-end-width="0.238cm" draw:marker-end-center="false" svg:stroke-opacity="100%" draw:stroke-linejoin="roun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38cm" fo:padding-bottom="0.138cm" fo:padding-left="0.263cm" fo:padding-right="0.26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9" style:family="graphic" style:parent-style-name="standard">
      <style:graphic-properties draw:fill="solid" draw:fill-color="#ffffff" draw:textarea-vertical-align="middle" draw:auto-grow-height="false" fo:min-height="0.749cm" fo:min-width="0.499cm"/>
    </style:style>
    <style:style style:name="gr10" style:family="graphic" style:parent-style-name="standard">
      <style:graphic-properties draw:fill-color="#ffffff" draw:textarea-vertical-align="middle" draw:auto-grow-height="false"/>
    </style:style>
    <style:style style:name="gr11" style:family="graphic" style:parent-style-name="standard">
      <style:graphic-properties svg:stroke-width="0.025cm" draw:marker-start-width="0.237cm" draw:marker-end-width="0.237cm" draw:textarea-horizontal-align="center" draw:textarea-vertical-align="middle" fo:padding-top="0.137cm" fo:padding-bottom="0.137cm" fo:padding-left="0.262cm" fo:padding-right="0.262cm"/>
    </style:style>
    <style:style style:name="gr12" style:family="graphic" style:parent-style-name="standard">
      <style:graphic-properties draw:fill-color="#ffffff" draw:textarea-vertical-align="top" draw:auto-grow-height="false"/>
    </style:style>
    <style:style style:name="gr13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auto-grow-width="false" draw:fit-to-size="false" draw:fit-to-contour="false" fo:max-height="0cm" fo:max-width="0cm" fo:min-height="0.749cm" fo:min-width="0.499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9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0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1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2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3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4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5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6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7" style:family="graphic" style:parent-style-name="standard">
      <style:graphic-properties draw:stroke="none" draw:fill="none" draw:fill-color="#ffffff" draw:textarea-horizontal-align="left" draw:auto-grow-width="true"/>
    </style:style>
    <style:style style:name="gr28" style:family="graphic" style:parent-style-name="standard">
      <style:graphic-properties draw:textarea-horizontal-align="center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0" style:family="graphic" style:parent-style-name="standard">
      <style:graphic-properties draw:ole-draw-aspect="1"/>
    </style:style>
    <style:style style:name="gr31" style:family="graphic" style:parent-style-name="standard">
      <style:graphic-properties draw:stroke="none" svg:stroke-color="#000000" draw:fill="none" draw:fill-color="#ffffff" fo:min-height="0.852cm"/>
    </style:style>
    <style:style style:name="P1" style:family="paragraph">
      <style:paragraph-properties fo:margin-left="0cm" fo:margin-right="0cm" fo:text-align="center" fo:text-indent="0cm"/>
      <style:text-properties fo:font-family="'Bitstream Vera Sans'" style:font-family-generic="swiss" style:font-pitch="variable" fo:font-size="8pt"/>
    </style:style>
    <style:style style:name="P2" style:family="paragraph">
      <style:paragraph-properties fo:margin-left="0cm" fo:margin-right="0cm" fo:text-align="center" fo:text-indent="0cm"/>
      <style:text-properties fo:font-family="'Bitstream Vera Sans'" style:font-family-generic="swiss" style:font-pitch="variable" fo:font-size="8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Bitstream Vera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Gothic" style:font-family-generic-asian="system" style:font-pitch-asian="variable" style:font-size-asian="18pt" style:language-asian="en" style:country-asian="US" style:font-style-asian="normal" style:font-weight-asian="normal" style:font-family-complex="Tahoma" style:font-family-generic-complex="system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P5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size="18pt" fo:letter-spacing="normal" fo:language="en" fo:country="US" fo:font-style="normal" fo:text-shadow="none" style:text-underline-style="none" fo:font-weight="normal" style:text-underline-mode="continuous" style:text-line-through-mode="continuous" style:font-size-asian="18pt" style:font-style-asian="normal" style:font-weight-asian="normal" style:font-size-complex="18pt" style:font-style-complex="normal" style:font-weight-complex="normal" style:text-emphasize="none" style:text-scale="100%" style:font-relief="none" fo:hyphenate="false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align="center" fo:text-indent="0cm"/>
      <style:text-properties fo:font-size="10pt" style:font-size-asian="18pt" style:font-size-complex="18pt"/>
    </style:style>
    <style:style style:name="P8" style:family="paragraph">
      <style:paragraph-properties fo:margin-left="0cm" fo:margin-right="0cm" fo:text-align="center" fo:text-indent="0cm"/>
      <style:text-properties fo:font-family="'Bitstream Vera Sans'" style:font-family-generic="swiss" style:font-pitch="variable" fo:font-size="8pt"/>
    </style:style>
    <style:style style:name="P9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Bitstream Vera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Gothic" style:font-family-generic-asian="system" style:font-pitch-asian="variable" style:font-size-asian="18pt" style:language-asian="en" style:country-asian="US" style:font-style-asian="normal" style:font-weight-asian="normal" style:font-family-complex="Tahoma" style:font-family-generic-complex="system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P10" style:family="paragraph">
      <style:paragraph-properties fo:margin-left="0cm" fo:margin-right="0cm" fo:text-indent="0cm"/>
      <style:text-properties fo:font-family="'Bitstream Vera Sans'" style:font-family-generic="swiss" style:font-pitch="variable" fo:font-size="8pt"/>
    </style:style>
    <style:style style:name="P11" style:family="paragraph">
      <style:paragraph-properties fo:margin-left="0cm" fo:margin-right="0cm" fo:text-indent="0cm"/>
      <style:text-properties fo:font-family="'Bitstream Vera Sans'" style:font-family-generic="swiss" style:font-pitch="variable" fo:font-size="8pt" style:font-size-asian="18pt" style:font-size-complex="18pt"/>
    </style:style>
    <style:style style:name="P12" style:family="paragraph">
      <style:paragraph-properties fo:margin-left="0cm" fo:margin-right="0cm" fo:text-indent="0cm"/>
    </style:style>
    <style:style style:name="P13" style:family="paragraph">
      <style:paragraph-properties fo:margin-left="0cm" fo:margin-right="0cm" fo:text-indent="0cm"/>
      <style:text-properties fo:font-family="'Bitstream Vera Sans'" style:font-family-generic="swiss" style:font-pitch="variable"/>
    </style:style>
    <style:style style:name="T1" style:family="text">
      <style:text-properties fo:font-family="'Bitstream Vera Sans'" style:font-family-generic="swiss" style:font-pitch="variable" fo:font-size="8pt" style:font-size-asian="18pt" style:font-size-complex="18pt"/>
    </style:style>
    <style:style style:name="T2" style:family="text">
      <style:text-properties style:font-size-asian="18pt" style:font-size-complex="18pt"/>
    </style:style>
    <style:style style:name="T3" style:family="text">
      <style:text-properties fo:font-size="10pt" style:font-size-asian="18pt" style:font-size-complex="18pt"/>
    </style:style>
    <style:style style:name="T4" style:family="text">
      <style:text-properties fo:font-family="'Bitstream Vera Sans'" style:font-family-generic="swiss" style:font-pitch="variable" fo:font-size="1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id="id1" draw:layer="layout" svg:width="1.088cm" svg:height="1.429cm" svg:x="7.71cm" svg:y="7.051cm">
          <draw:glue-point draw:id="4" svg:x="-4.954cm" svg:y="-2.617cm"/>
          <draw:glue-point draw:id="5" svg:x="-4.954cm" svg:y="2.253cm"/>
          <text:p text:style-name="P1"><text:span text:style-name="T1">cod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id="id2" draw:layer="layout" svg:width="1.088cm" svg:height="2.557cm" svg:x="9.984cm" svg:y="5.814cm">
          <draw:glue-point draw:id="4" svg:x="-5cm" svg:y="-3.676cm"/>
          <draw:glue-point draw:id="5" svg:x="-5cm" svg:y="-2.205cm"/>
          <text:p text:style-name="P1"><text:span text:style-name="T2">reset <text:s/></text:span></text:p>
          <text:p text:style-name="P1"><text:span text:style-name="T2">enable</text:span></text:p>
          <text:p text:style-name="P1"><text:span text:style-name="T2"/></text:p>
          <text:p text:style-name="P1"><text:span text:style-name="T2">dir <text:s text:c="4"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svg:x1="8.798cm" svg:y1="7.765cm" svg:x2="9.984cm" svg:y2="7.092cm" draw:start-shape="id1" draw:start-glue-point="1" draw:end-shape="id2" draw:end-glue-point="3">
          <text:p text:style-name="P12"/>
        </draw:connector>
        <draw:g draw:id="id7">
          <draw:glue-point draw:id="4" svg:x="4.946cm" svg:y="-2.43cm"/>
          <draw:custom-shape draw:style-name="gr4" draw:text-style-name="P4" draw:layer="layout" svg:width="0.967cm" svg:height="0.884cm" svg:x="6.579cm" svg:y="5.742cm">
            <text:p text:style-name="P12"/>
            <draw:enhanced-geometry svg:viewBox="0 0 21600 21600" draw:mirror-horizontal="true" draw:glue-points="21600 0 0 10800 21600 21600 ?f0 10800" draw:text-areas="?f1 ?f10 21600 ?f11" draw:mirror-vertical="false" draw:type="moon" draw:modifiers="16195.7513768686" draw:enhanced-path="M 21600 0 C ?f3 ?f4 ?f0 5080 ?f0 10800 ?f0 16520 ?f3 ?f5 21600 21600 9740 21600 0 16730 0 10800 0 4870 9740 0 21600 0 Z N">
              <draw:equation draw:name="f0" draw:formula="$0 "/>
              <draw:equation draw:name="f1" draw:formula="21600-$0 "/>
              <draw:equation draw:name="f2" draw:formula="?f1 /2"/>
              <draw:equation draw:name="f3" draw:formula="?f2 +$0 "/>
              <draw:equation draw:name="f4" draw:formula="$0 *1794/10000"/>
              <draw:equation draw:name="f5" draw:formula="21600-?f4 "/>
              <draw:equation draw:name="f6" draw:formula="21600*21600"/>
              <draw:equation draw:name="f7" draw:formula="7500*7500"/>
              <draw:equation draw:name="f8" draw:formula="21600-$0"/>
              <draw:equation draw:name="f9" draw:formula="sqrt(?f7*(1-(?f8*?f8/?f6)))"/>
              <draw:equation draw:name="f10" draw:formula="10800-?f9"/>
              <draw:equation draw:name="f11" draw:formula="10800+?f9"/>
              <draw:handle draw:handle-position="$0 10800" draw:handle-range-x-minimum="0" draw:handle-range-x-maximum="18900"/>
            </draw:enhanced-geometry>
          </draw:custom-shape>
          <draw:line draw:style-name="gr5" draw:text-style-name="P4" draw:id="id3" draw:layer="layout" svg:x1="5.484cm" svg:y1="5.931cm" svg:x2="6.723cm" svg:y2="5.931cm">
            <draw:glue-point draw:id="4" svg:x="1.113cm" svg:y="-10cm"/>
            <text:p text:style-name="P12"/>
          </draw:line>
          <draw:line draw:style-name="gr6" draw:text-style-name="P4" draw:id="id4" draw:layer="layout" svg:x1="5.473cm" svg:y1="6.434cm" svg:x2="6.724cm" svg:y2="6.437cm">
            <draw:glue-point draw:id="4" svg:x="-1.928cm" svg:y="30cm"/>
            <text:p text:style-name="P12"/>
          </draw:line>
          <draw:line draw:style-name="gr7" draw:text-style-name="P4" draw:layer="layout" svg:x1="7.576cm" svg:y1="6.166cm" svg:x2="8.077cm" svg:y2="6.166cm">
            <text:p text:style-name="P12"/>
          </draw:line>
          <draw:connector draw:style-name="gr8" draw:text-style-name="P5" draw:layer="layout" svg:x1="6.24cm" svg:y1="5.931cm" svg:x2="7.716cm" svg:y2="7.392cm" draw:start-shape="id3" draw:start-glue-point="4" draw:end-shape="id1" draw:end-glue-point="4">
            <text:p text:style-name="P12"/>
          </draw:connector>
        </draw:g>
        <draw:connector draw:style-name="gr3" draw:text-style-name="P3" draw:layer="layout" svg:x1="5.857cm" svg:y1="6.437cm" svg:x2="7.716cm" svg:y2="8.086cm" draw:start-shape="id4" draw:start-glue-point="4" draw:end-shape="id1" draw:end-glue-point="5">
          <text:p text:style-name="P12"/>
        </draw:connector>
        <draw:custom-shape draw:style-name="gr9" draw:text-style-name="P7" draw:id="id5" draw:layer="layout" svg:width="1.191cm" svg:height="1.006cm" svg:x="11.844cm" svg:y="8.814cm">
          <text:p text:style-name="P6"><text:span text:style-name="T3">==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0" draw:text-style-name="P1" draw:id="id6" draw:layer="layout" svg:width="1.088cm" svg:height="1.429cm" svg:x="7.668cm" svg:y="9.949cm">
          <draw:glue-point draw:id="4" svg:x="-4.954cm" svg:y="-2.617cm"/>
          <draw:glue-point draw:id="5" svg:x="-4.954cm" svg:y="2.253cm"/>
          <text:p text:style-name="P1"><text:span text:style-name="T2">h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3" draw:layer="layout" svg:x1="11.072cm" svg:y1="7.092cm" svg:x2="12.439cm" svg:y2="8.814cm" draw:start-shape="id2" draw:start-glue-point="1" draw:end-shape="id5" draw:end-glue-point="4">
          <text:p text:style-name="P12"/>
        </draw:connector>
        <draw:connector draw:style-name="gr11" draw:text-style-name="P3" draw:layer="layout" svg:x1="8.756cm" svg:y1="10.663cm" svg:x2="12.439cm" svg:y2="9.818cm" draw:start-shape="id6" draw:start-glue-point="1" draw:end-shape="id5" draw:end-glue-point="8">
          <text:p text:style-name="P12"/>
        </draw:connector>
        <draw:custom-shape draw:style-name="gr10" draw:text-style-name="P1" draw:id="id8" draw:layer="layout" svg:width="1.088cm" svg:height="2.557cm" svg:x="14.41cm" svg:y="5.815cm">
          <text:p text:style-name="P1"><text:span text:style-name="T2">sram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id="id11" draw:layer="layout" svg:width="1.088cm" svg:height="2.557cm" svg:x="22.266cm" svg:y="7.791cm">
          <draw:glue-point draw:id="4" svg:x="-5cm" svg:y="-3.676cm"/>
          <draw:glue-point draw:id="5" svg:x="-5cm" svg:y="-2.205cm"/>
          <text:p text:style-name="P8"><text:span text:style-name="T2">reset <text:s/></text:span></text:p>
          <text:p text:style-name="P8"><text:span text:style-name="T2">en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id="id13" draw:layer="layout" svg:width="1.088cm" svg:height="2.557cm" svg:x="22.295cm" svg:y="11.316cm">
          <draw:glue-point draw:id="4" svg:x="-5cm" svg:y="-3.676cm"/>
          <draw:glue-point draw:id="5" svg:x="-5cm" svg:y="-2.205cm"/>
          <text:p text:style-name="P8"><text:span text:style-name="T2">reset <text:s/></text:span></text:p>
          <text:p text:style-name="P8"><text:span text:style-name="T2">en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id="id14">
          <draw:custom-shape draw:style-name="gr13" draw:text-style-name="P9" draw:layer="layout" svg:width="0.517cm" svg:height="0.517cm" draw:transform="rotate (1.5707963267946) translate (18.777cm 9.383cm)">
            <text:p text:style-name="P12"/>
  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  </draw:custom-shape>
          <draw:custom-shape draw:style-name="gr14" draw:text-style-name="P9" draw:layer="layout" svg:width="0.154cm" svg:height="0.154cm" draw:transform="rotate (-1.57079632679579) translate (19.468cm 9.03cm)">
            <text:p text:style-name="P12"/>
            <draw:enhanced-geometry svg:viewBox="0 0 21600 21600" draw:mirror-vertical="true" draw:glue-points="10800 0 3160 3160 0 10800 3160 18440 10800 21600 18440 18440 21600 10800 18440 3160" draw:text-areas="3200 3200 18400 18400" draw:type="ellipse"/>
          </draw:custom-shape>
          <draw:line draw:style-name="gr15" draw:text-style-name="P9" draw:layer="layout" svg:x1="18.43cm" svg:y1="9.121cm" svg:x2="18.781cm" svg:y2="9.121cm">
            <text:p text:style-name="P12"/>
          </draw:line>
          <draw:line draw:style-name="gr16" draw:text-style-name="P9" draw:layer="layout" svg:x1="19.481cm" svg:y1="9.121cm" svg:x2="19.832cm" svg:y2="9.121cm">
            <text:p text:style-name="P12"/>
          </draw:line>
        </draw:g>
        <draw:g draw:id="id12">
          <draw:glue-point draw:id="4" svg:x="-4.9cm" svg:y="-2.551cm"/>
          <draw:glue-point draw:id="5" svg:x="-4.987cm" svg:y="3.444cm"/>
          <draw:custom-shape draw:style-name="gr17" draw:text-style-name="P9" draw:layer="layout" svg:width="0.802cm" svg:height="0.627cm" svg:x="20.451cm" svg:y="11.723cm">
            <text:p text:style-name="P12"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line draw:style-name="gr18" draw:text-style-name="P9" draw:layer="layout" svg:x1="20.051cm" svg:y1="12.232cm" svg:x2="20.452cm" svg:y2="12.232cm">
            <text:p text:style-name="P12"/>
          </draw:line>
          <draw:line draw:style-name="gr19" draw:text-style-name="P9" draw:layer="layout" svg:x1="20.052cm" svg:y1="11.862cm" svg:x2="20.453cm" svg:y2="11.862cm">
            <text:p text:style-name="P12"/>
          </draw:line>
          <draw:line draw:style-name="gr20" draw:text-style-name="P9" draw:layer="layout" svg:x1="20.052cm" svg:y1="11.862cm" svg:x2="20.453cm" svg:y2="11.862cm">
            <text:p text:style-name="P12"/>
          </draw:line>
          <draw:line draw:style-name="gr21" draw:text-style-name="P9" draw:layer="layout" svg:x1="21.266cm" svg:y1="12.036cm" svg:x2="21.667cm" svg:y2="12.036cm">
            <text:p text:style-name="P12"/>
          </draw:line>
        </draw:g>
        <draw:connector draw:style-name="gr3" draw:text-style-name="P3" draw:layer="layout" svg:x1="8.062cm" svg:y1="6.167cm" svg:x2="9.984cm" svg:y2="6.529cm" draw:start-shape="id7" draw:start-glue-point="4" draw:end-shape="id2" draw:end-glue-point="5">
          <text:p text:style-name="P12"/>
        </draw:connector>
        <draw:custom-shape draw:style-name="gr9" draw:text-style-name="P7" draw:id="id9" draw:layer="layout" svg:width="1.191cm" svg:height="1.006cm" svg:x="16.531cm" svg:y="8.628cm">
          <text:p text:style-name="P6"><text:span text:style-name="T3">==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11" draw:text-style-name="P3" draw:layer="layout" svg:x1="15.498cm" svg:y1="7.093cm" svg:x2="17.126cm" svg:y2="8.628cm" draw:start-shape="id8" draw:start-glue-point="1" draw:end-shape="id9" draw:end-glue-point="4">
          <text:p text:style-name="P12"/>
        </draw:connector>
        <draw:g draw:id="id10">
          <draw:glue-point draw:id="4" svg:x="-4.9cm" svg:y="-2.775cm"/>
          <draw:glue-point draw:id="5" svg:x="-5.074cm" svg:y="3.444cm"/>
          <draw:custom-shape draw:style-name="gr22" draw:text-style-name="P9" draw:layer="layout" svg:width="0.802cm" svg:height="0.627cm" svg:x="20.437cm" svg:y="8.617cm">
            <text:p text:style-name="P12"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line draw:style-name="gr23" draw:text-style-name="P9" draw:layer="layout" svg:x1="20.037cm" svg:y1="9.126cm" svg:x2="20.438cm" svg:y2="9.126cm">
            <text:p text:style-name="P12"/>
          </draw:line>
          <draw:line draw:style-name="gr24" draw:text-style-name="P9" draw:layer="layout" svg:x1="20.038cm" svg:y1="8.756cm" svg:x2="20.439cm" svg:y2="8.756cm">
            <text:p text:style-name="P12"/>
          </draw:line>
          <draw:line draw:style-name="gr25" draw:text-style-name="P9" draw:layer="layout" svg:x1="20.038cm" svg:y1="8.756cm" svg:x2="20.439cm" svg:y2="8.756cm">
            <text:p text:style-name="P12"/>
          </draw:line>
          <draw:line draw:style-name="gr26" draw:text-style-name="P9" draw:layer="layout" svg:x1="21.252cm" svg:y1="8.93cm" svg:x2="21.653cm" svg:y2="8.93cm">
            <text:p text:style-name="P12"/>
          </draw:line>
        </draw:g>
        <draw:connector draw:style-name="gr11" draw:text-style-name="P3" draw:layer="layout" svg:x1="21.653cm" svg:y1="8.93cm" svg:x2="22.266cm" svg:y2="8.506cm" draw:start-shape="id10" draw:start-glue-point="1" draw:end-shape="id11" draw:end-glue-point="5">
          <text:p text:style-name="P12"/>
        </draw:connector>
        <draw:connector draw:style-name="gr11" draw:text-style-name="P3" draw:layer="layout" svg:x1="21.667cm" svg:y1="12.036cm" svg:x2="22.295cm" svg:y2="12.031cm" draw:start-shape="id12" draw:start-glue-point="1" draw:end-shape="id13" draw:end-glue-point="5">
          <text:p text:style-name="P12"/>
        </draw:connector>
        <draw:connector draw:style-name="gr11" draw:text-style-name="P3" draw:layer="layout" draw:line-skew="0.505cm" svg:x1="18.43cm" svg:y1="9.124cm" svg:x2="20.054cm" svg:y2="12.251cm" draw:start-shape="id14" draw:start-glue-point="3" draw:end-shape="id12" draw:end-glue-point="5">
          <text:p text:style-name="P12"/>
        </draw:connector>
        <draw:frame draw:style-name="gr27" draw:text-style-name="P10" draw:layer="layout" svg:width="1.611cm" svg:height="0.581cm" svg:x="18.324cm" svg:y="8.19cm">
          <draw:text-box>
            <text:p text:style-name="P10">cmp_on</text:p>
          </draw:text-box>
        </draw:frame>
        <draw:frame draw:style-name="gr27" draw:text-style-name="P10" draw:layer="layout" svg:width="1.611cm" svg:height="0.581cm" svg:x="18.464cm" svg:y="11.408cm">
          <draw:text-box>
            <text:p text:style-name="P10">cmp_on</text:p>
          </draw:text-box>
        </draw:frame>
        <draw:frame draw:style-name="gr27" draw:text-style-name="P10" draw:layer="layout" svg:width="1.785cm" svg:height="0.581cm" svg:x="21.89cm" svg:y="7.076cm">
          <draw:text-box>
            <text:p text:style-name="P10">error_cnt</text:p>
          </draw:text-box>
        </draw:frame>
        <draw:frame draw:style-name="gr27" draw:text-style-name="P10" draw:layer="layout" svg:width="1.984cm" svg:height="0.581cm" svg:x="21.889cm" svg:y="10.579cm">
          <draw:text-box>
            <text:p text:style-name="P10">match_cnt</text:p>
          </draw:text-box>
        </draw:frame>
        <draw:frame draw:style-name="gr27" draw:text-style-name="P10" draw:id="id15" draw:layer="layout" svg:width="1.298cm" svg:height="0.581cm" svg:x="14.147cm" svg:y="10.335cm">
          <draw:text-box>
            <text:p text:style-name="P10">rf_alu</text:p>
          </draw:text-box>
        </draw:frame>
        <draw:connector draw:style-name="gr11" draw:text-style-name="P3" draw:layer="layout" svg:x1="15.445cm" svg:y1="10.625cm" svg:x2="16.531cm" svg:y2="9.13cm" draw:start-shape="id15" draw:start-glue-point="1" draw:end-shape="id9" draw:end-glue-point="6">
          <text:p text:style-name="P12"/>
        </draw:connector>
        <draw:line draw:style-name="gr28" draw:text-style-name="P3" draw:layer="layout" svg:x1="22.615cm" svg:y1="10.344cm" svg:x2="22.78cm" svg:y2="10.003cm">
          <text:p text:style-name="P12"/>
        </draw:line>
        <draw:line draw:style-name="gr28" draw:text-style-name="P3" draw:layer="layout" svg:x1="22.963cm" svg:y1="10.344cm" svg:x2="22.782cm" svg:y2="10.009cm">
          <text:p text:style-name="P12"/>
        </draw:line>
        <draw:line draw:style-name="gr28" draw:text-style-name="P3" draw:layer="layout" svg:x1="22.67cm" svg:y1="13.867cm" svg:x2="22.835cm" svg:y2="13.526cm">
          <text:p text:style-name="P12"/>
        </draw:line>
        <draw:line draw:style-name="gr28" draw:text-style-name="P3" draw:layer="layout" svg:x1="23.018cm" svg:y1="13.867cm" svg:x2="22.837cm" svg:y2="13.532cm">
          <text:p text:style-name="P12"/>
        </draw:line>
        <draw:line draw:style-name="gr28" draw:text-style-name="P3" draw:layer="layout" svg:x1="10.326cm" svg:y1="8.366cm" svg:x2="10.491cm" svg:y2="8.025cm">
          <text:p text:style-name="P12"/>
        </draw:line>
        <draw:line draw:style-name="gr28" draw:text-style-name="P3" draw:layer="layout" svg:x1="10.674cm" svg:y1="8.366cm" svg:x2="10.493cm" svg:y2="8.031cm">
          <text:p text:style-name="P12"/>
        </draw:line>
        <draw:frame draw:style-name="gr29" draw:text-style-name="P11" draw:layer="layout" svg:width="1.035cm" svg:height="0.581cm" svg:x="4.193cm" svg:y="5.427cm">
          <draw:text-box>
            <text:p text:style-name="P10"><text:span text:style-name="T1">incr</text:span></text:p>
          </draw:text-box>
        </draw:frame>
        <draw:frame draw:style-name="gr27" draw:text-style-name="P10" draw:layer="layout" svg:width="1.133cm" svg:height="0.581cm" svg:x="4.175cm" svg:y="6.055cm">
          <draw:text-box>
            <text:p text:style-name="P10">decr</text:p>
          </draw:text-box>
        </draw:frame>
        <draw:frame draw:style-name="gr27" draw:text-style-name="P10" draw:id="id16" draw:layer="layout" svg:width="1.222cm" svg:height="0.581cm" svg:x="7.973cm" svg:y="5.233cm">
          <draw:text-box>
            <text:p text:style-name="P10">reset</text:p>
          </draw:text-box>
        </draw:frame>
        <draw:connector draw:style-name="gr3" draw:text-style-name="P3" draw:layer="layout" svg:x1="9.195cm" svg:y1="5.523cm" svg:x2="9.984cm" svg:y2="6.153cm" draw:start-shape="id16" draw:start-glue-point="1" draw:end-shape="id2" draw:end-glue-point="4">
          <text:p text:style-name="P12"/>
        </draw:connector>
        <draw:frame draw:style-name="gr27" draw:text-style-name="P10" draw:id="id17" draw:layer="layout" svg:width="1.222cm" svg:height="0.581cm" svg:x="20.453cm" svg:y="7.446cm">
          <draw:text-box>
            <text:p text:style-name="P10">reset</text:p>
          </draw:text-box>
        </draw:frame>
        <draw:frame draw:style-name="gr27" draw:text-style-name="P10" draw:id="id18" draw:layer="layout" svg:width="1.222cm" svg:height="0.581cm" svg:x="20.213cm" svg:y="10.645cm">
          <draw:text-box>
            <text:p text:style-name="P10">reset</text:p>
          </draw:text-box>
        </draw:frame>
        <draw:connector draw:style-name="gr11" draw:text-style-name="P3" draw:layer="layout" svg:x1="21.675cm" svg:y1="7.736cm" svg:x2="22.266cm" svg:y2="8.13cm" draw:start-shape="id17" draw:start-glue-point="1" draw:end-shape="id11" draw:end-glue-point="4">
          <text:p text:style-name="P12"/>
        </draw:connector>
        <draw:connector draw:style-name="gr11" draw:text-style-name="P3" draw:layer="layout" svg:x1="21.435cm" svg:y1="10.935cm" svg:x2="22.295cm" svg:y2="11.655cm" draw:start-shape="id18" draw:start-glue-point="1" draw:end-shape="id13" draw:end-glue-point="4">
          <text:p text:style-name="P12"/>
        </draw:connector>
        <draw:frame draw:style-name="gr30" draw:layer="layout" svg:width="3.363cm" svg:height="0.931cm" svg:x="1.055cm" svg:y="1.04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1" draw:text-style-name="P13" draw:layer="layout" svg:width="12.692cm" svg:height="1.102cm" svg:x="9.259cm" svg:y="1.218cm">
          <draw:text-box>
            <text:p text:style-name="P12"><text:span text:style-name="T4">MBIST processor – Read and compare logic</text:span></text:p>
          </draw:text-box>
        </draw:frame>
        <draw:frame draw:style-name="gr27" draw:text-style-name="P10" draw:layer="layout" svg:width="1.315cm" svg:height="0.581cm" svg:x="9.869cm" svg:y="5.014cm">
          <draw:text-box>
            <text:p text:style-name="P10">caddr</text:p>
          </draw:text-box>
        </draw:frame>
        <draw:frame draw:style-name="gr27" draw:text-style-name="P10" draw:layer="layout" svg:width="6.64cm" svg:height="1.901cm" svg:x="5.659cm" svg:y="12.886cm">
          <draw:text-box>
            <text:p text:style-name="P10">caddr = address counter</text:p>
            <text:p text:style-name="P10">haddr = higheest RAM address (hardwired)</text:p>
            <text:p text:style-name="P10">error_cnt = test error counter</text:p>
            <text:p text:style-name="P10">match_cnt = test match counter</text:p>
            <text:p text:style-name="P10">codid = increment/decrement encoder</text:p>
          </draw:text-box>
        </draw:frame>
        <draw:frame draw:style-name="gr27" draw:text-style-name="P10" draw:id="id19" draw:layer="layout" svg:width="0.807cm" svg:height="0.581cm" svg:x="13.881cm" svg:y="9.027cm">
          <draw:text-box>
            <text:p text:style-name="P10">cz</text:p>
          </draw:text-box>
        </draw:frame>
        <draw:connector draw:style-name="gr11" draw:text-style-name="P3" draw:layer="layout" draw:type="line" svg:x1="11.072cm" svg:y1="7.092cm" svg:x2="14.41cm" svg:y2="7.093cm" draw:start-shape="id2" draw:start-glue-point="1" draw:end-shape="id8" draw:end-glue-point="3">
          <text:p text:style-name="P12"/>
        </draw:connector>
        <draw:connector draw:style-name="gr11" draw:text-style-name="P3" draw:layer="layout" draw:type="line" svg:x1="13.035cm" svg:y1="9.316cm" svg:x2="13.881cm" svg:y2="9.317cm" draw:start-shape="id5" draw:start-glue-point="10" draw:end-shape="id19" draw:end-glue-point="3">
          <text:p text:style-name="P12"/>
        </draw:connector>
        <draw:connector draw:style-name="gr11" draw:text-style-name="P3" draw:layer="layout" draw:type="line" svg:x1="17.722cm" svg:y1="9.13cm" svg:x2="18.43cm" svg:y2="9.124cm" draw:start-shape="id9" draw:start-glue-point="10" draw:end-shape="id14" draw:end-glue-point="3">
          <text:p text:style-name="P12"/>
        </draw:connector>
        <draw:connector draw:style-name="gr28" draw:text-style-name="P3" draw:layer="layout" draw:type="line" svg:x1="19.832cm" svg:y1="9.124cm" svg:x2="20.037cm" svg:y2="9.145cm" draw:start-shape="id14" draw:start-glue-point="1" draw:end-shape="id10" draw:end-glue-point="5">
          <text:p text:style-name="P12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Nimbus Sans L'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Nimbus Sans L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  <style:style style:name="gr1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1.323cm" fo:min-width="19.47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8pt"/>
    </style:style>
    <style:style style:name="T1" style:family="text">
      <style:text-properties fo:font-size="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>
      <office:forms form:automatic-focus="false" form:apply-design-mode="false"/>
      <draw:frame draw:style-name="gr1" draw:text-style-name="P2" draw:layer="backgroundobjects" svg:width="21.99cm" svg:height="1.573cm" svg:x="2.969cm" svg:y="19.606cm">
        <draw:text-box>
          <text:p text:style-name="P1"><text:span text:style-name="T1">Confidential Copyright © 2008 Fastpath Logic, Inc. Copying in any form without the expressed written permission of Fastpath Logic, Inc. is prohibited.</text:span></text:p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8$Build-9161</meta:generator>
    <meta:initial-creator>dan tmd</meta:initial-creator>
    <meta:creation-date>2007-11-29T16:01:08</meta:creation-date>
    <dc:creator>Cristian Haba</dc:creator>
    <dc:date>2008-01-25T18:09:05</dc:date>
    <dc:language>en-US</dc:language>
    <meta:editing-cycles>19</meta:editing-cycles>
    <meta:editing-duration>PT6H50M0S</meta:editing-duration>
    <meta:user-defined meta:name="Info 1"/>
    <meta:user-defined meta:name="Info 2"/>
    <meta:user-defined meta:name="Info 3"/>
    <meta:user-defined meta:name="Info 4"/>
    <meta:document-statistic meta:object-count="7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family-generic="swiss" style:font-pitch="variable"/>
    <style:font-face style:name="Nimbus Sans L" svg:font-family="'Nimbus Sans L'" style:font-family-generic="swiss" style:font-pitch="variable"/>
    <style:font-face style:name="Bitstream Vera Sans1" svg:font-family="'Bitstream Vera Sans'" style:font-family-generic="system" style:font-pitch="variable"/>
    <style:font-face style:name="Lucidasans" svg:font-family="Lucidasans" style:font-family-generic="system" style:font-pitch="variable"/>
    <style:font-face style:name="Nimbus Sans L1" svg:font-family="'Nimbus Sans L'" style:font-family-generic="system" style:font-pitch="variable"/>
  </office:font-face-decls>
  <office:automatic-styles>
    <style:style style:name="co1" style:family="table-column">
      <style:table-column-properties fo:break-before="auto" style:column-width="0.6035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220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8pt"/>
    </style:style>
    <style:style style:name="ce2" style:family="table-cell" style:parent-style-name="Default" style:data-style-name="N107">
      <style:table-cell-properties style:text-align-source="fix" style:repeat-content="false" fo:border="0.0008in solid #000000"/>
      <style:paragraph-properties fo:text-align="center" fo:margin-left="0in"/>
      <style:text-properties fo:font-size="8pt"/>
    </style:style>
    <style:style style:name="ce3" style:family="table-cell" style:parent-style-name="Default" style:data-style-name="N37">
      <style:table-cell-properties style:text-align-source="fix" style:repeat-content="false" fo:border="0.0008in solid #000000"/>
      <style:paragraph-properties fo:text-align="center" fo:margin-left="0in"/>
      <style:text-properties fo:font-size="8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3" table:default-cell-style-name="ce1"/>
        <table:table-row table:style-name="ro1">
          <table:table-cell office:value-type="string">
            <text:p>Version</text:p>
          </table:table-cell>
          <table:table-cell office:value-type="string">
            <text:p>Date</text:p>
          </table:table-cell>
          <table:table-cell office:value-type="string">
            <text:p>Author</text:p>
          </table:table-cell>
        </table:table-row>
        <table:table-row table:style-name="ro1">
          <table:table-cell table:style-name="ce2" office:value-type="float" office:value="1">
            <text:p>1.0</text:p>
          </table:table-cell>
          <table:table-cell table:style-name="ce3" office:value-type="date" office:date-value="2008-01-25">
            <text:p>01/25/08</text:p>
          </table:table-cell>
          <table:table-cell office:value-type="string">
            <text:p>cgh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family-generic="swiss" style:font-pitch="variable"/>
    <style:font-face style:name="Nimbus Sans L" svg:font-family="'Nimbus Sans L'" style:font-family-generic="swiss" style:font-pitch="variable"/>
    <style:font-face style:name="Bitstream Vera Sans1" svg:font-family="'Bitstream Vera Sans'" style:font-family-generic="system" style:font-pitch="variable"/>
    <style:font-face style:name="Lucidasans" svg:font-family="Lucidasans" style:font-family-generic="system" style:font-pitch="variable"/>
    <style:font-face style:name="Nimbus Sans L1" svg:font-family="'Nimbus Sans L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language="en" fo:country="US" style:font-name-asian="Bitstream Vera Sans1" style:language-asian="en" style:country-asian="US" style:font-name-complex="Lucida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25">01/25/2008</text:date>, <text:time>18:09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